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d1e" officeooo:paragraph-rsid="00079d1e"/>
    </style:style>
    <style:style style:name="P2" style:family="paragraph" style:parent-style-name="Standard">
      <style:text-properties officeooo:rsid="00079d1e" officeooo:paragraph-rsid="0009870d"/>
    </style:style>
    <style:style style:name="P3" style:family="paragraph" style:parent-style-name="Standard">
      <style:text-properties officeooo:rsid="00079d1e" officeooo:paragraph-rsid="000b264d"/>
    </style:style>
    <style:style style:name="P4" style:family="paragraph" style:parent-style-name="Standard">
      <style:text-properties officeooo:rsid="000d18a8" officeooo:paragraph-rsid="000d18a8"/>
    </style:style>
    <style:style style:name="P5" style:family="paragraph" style:parent-style-name="Standard">
      <style:text-properties officeooo:rsid="0011a636" officeooo:paragraph-rsid="0011a636"/>
    </style:style>
    <style:style style:name="P6" style:family="paragraph" style:parent-style-name="Standard">
      <style:text-properties officeooo:rsid="00132f26" officeooo:paragraph-rsid="00132f26"/>
    </style:style>
    <style:style style:name="P7" style:family="paragraph" style:parent-style-name="Standard">
      <style:text-properties officeooo:rsid="00152bf0" officeooo:paragraph-rsid="00152bf0"/>
    </style:style>
    <style:style style:name="P8" style:family="paragraph" style:parent-style-name="Standard">
      <style:text-properties fo:font-style="italic" officeooo:rsid="0009870d" officeooo:paragraph-rsid="0009870d" style:font-style-asian="italic" style:font-style-complex="italic"/>
    </style:style>
    <style:style style:name="P9" style:family="paragraph" style:parent-style-name="Standard">
      <style:text-properties officeooo:rsid="0009870d" officeooo:paragraph-rsid="00079d1e"/>
    </style:style>
    <style:style style:name="P10" style:family="paragraph" style:parent-style-name="Standard">
      <style:text-properties officeooo:rsid="000e3eb9" officeooo:paragraph-rsid="000d18a8"/>
    </style:style>
    <style:style style:name="P11" style:family="paragraph" style:parent-style-name="Standard">
      <style:text-properties officeooo:rsid="00100e52" officeooo:paragraph-rsid="000d18a8"/>
    </style:style>
    <style:style style:name="P12" style:family="paragraph" style:parent-style-name="Standard">
      <style:text-properties officeooo:rsid="001bba2f" officeooo:paragraph-rsid="001bba2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9870d"/>
    </style:style>
    <style:style style:name="T4" style:family="text">
      <style:text-properties officeooo:rsid="000b264d"/>
    </style:style>
    <style:style style:name="T5" style:family="text">
      <style:text-properties officeooo:rsid="00100e52"/>
    </style:style>
    <style:style style:name="T6" style:family="text">
      <style:text-properties officeooo:rsid="0011a6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vin Schmidt</text:p>
      <text:p text:style-name="Standard"/>
      <text:p text:style-name="P1">Task 1:</text:p>
      <text:p text:style-name="P1"><text:tab/>1.</text:p>
      <text:p text:style-name="P1"><text:tab/>\[\e]0;\u@\h: \w\a\]${debian_chroot:+($debian_chroot)}\[\033[01;32m\]\u@\h\[\033[00m\]:\[\033[01;34m\]\w\[\033[00m\]\$</text:p>
      <text:p text:style-name="P2"><text:tab/></text:p>
      <text:p text:style-name="P8"><text:tab/>home/dev</text:p>
      <text:p text:style-name="P1"/>
      <text:p text:style-name="P1"><text:tab/>2. </text:p>
      <text:p text:style-name="P1"><text:tab/><text:tab/>EDITOR: No value</text:p>
      <text:p text:style-name="P1"><text:tab/><text:tab/>HOME: /<text:span text:style-name="T1">home</text:span><text:span text:style-name="T2">/dev</text:span></text:p>
      <text:p text:style-name="P1"><text:tab/><text:tab/>HOSTNAME: dev-VirtualBox</text:p>
      <text:p text:style-name="P1"><text:tab/><text:tab/>LD_LIBRARY_PATH: No value</text:p>
      <text:p text:style-name="P1"><text:tab/><text:tab/>LESS: No value</text:p>
      <text:p text:style-name="P1"><text:tab/><text:tab/>MAIL: No value</text:p>
      <text:p text:style-name="P1"><text:tab/><text:tab/>MANPATH: No value</text:p>
      <text:p text:style-name="P1"><text:tab/><text:tab/>MORE: No value</text:p>
      <text:p text:style-name="P1"><text:tab/><text:tab/>PAGER: No value</text:p>
      <text:p text:style-name="P1"><text:tab/><text:tab/>PATH: /home/dev/.local/bin:/usr/local/sbin:/usr/local/bin:/usr/sbin:/usr/bin:/sbin:/bin:/usr/games:/usr/local/games:/snap/bin</text:p>
      <text:p text:style-name="P1"><text:tab/><text:tab/>PWD: /home/dev</text:p>
      <text:p text:style-name="P1"><text:tab/><text:tab/>SHELL:/bin/bash</text:p>
      <text:p text:style-name="P1"><text:tab/><text:tab/>TERM: xterm-256color</text:p>
      <text:p text:style-name="P1"><text:tab/><text:tab/>USER: dev</text:p>
      <text:p text:style-name="P1">Task 2:</text:p>
      <text:p text:style-name="P9"><text:tab/>1. echo "\[\e]0;\u@\h: \w\a\]${debian_chroot:+($debian_chroot)}\[\033[01;32m\]\u@\h\[\033[00m\]:\[\033[01;34m\]\w\[\033[00m\]\$" &gt;&gt; PS1.txt</text:p>
      <text:p text:style-name="P1"/>
      <text:p text:style-name="P9"><text:tab/>2. PS1='[COSC350basecwd]'</text:p>
      <text:p text:style-name="P1"/>
      <text:p text:style-name="P3"><text:span text:style-name="T4"><text:tab/>3. </text:span><text:span text:style-name="T3">PS1='</text:span>\[\e]0;\u@\h: \w\a\]${debian_chroot:+($debian_chroot)}\[\033[01;32m\]\u@\h\[\033[00m\]:\[\033[01;34m\]\w\[\033[00m\]\$<text:span text:style-name="T3">'</text:span></text:p>
      <text:p text:style-name="P3"/>
      <text:p text:style-name="P4">Task 3:</text:p>
      <text:p text:style-name="P4"/>
      <text:p text:style-name="P4">Task 4:</text:p>
      <text:p text:style-name="P10"><text:tab/>1. ls hi 2&gt;bar.txt</text:p>
      <text:p text:style-name="P4"/>
      <text:p text:style-name="P11"><text:tab/>2. ls hi 2&gt; /dev/null</text:p>
      <text:p text:style-name="P4"/>
      <text:p text:style-name="P11"><text:tab/>3. echo 3 &gt;&gt; foo</text:p>
      <text:p text:style-name="P4"><text:tab/> <text:s text:c="3"/>echo <text:span text:style-name="T5">5</text:span> &gt;&gt; foo</text:p>
      <text:p text:style-name="P4"><text:tab/> <text:s text:c="3"/>echo <text:span text:style-name="T5">2</text:span> &gt;&gt; foo</text:p>
      <text:p text:style-name="P4"><text:tab/> <text:s text:c="3"/>echo <text:span text:style-name="T5">1</text:span> &gt;&gt; foo</text:p>
      <text:p text:style-name="P4"/>
      <text:p text:style-name="P4"><text:span text:style-name="T5">4. </text:span><text:span text:style-name="T6">cat foo &gt;&gt; bar</text:span></text:p>
      <text:p text:style-name="P5">5. sort foo</text:p>
      <text:p text:style-name="P5">6. sort foo &gt; bar</text:p>
      <text:p text:style-name="P5"><text:soft-page-break/>Task 5: </text:p>
      <text:p text:style-name="P5">1. seq 1 100 &gt;&gt; <text:s/>nums</text:p>
      <text:p text:style-name="P5">2. lines:100 <text:s/>words:100 bytes:292</text:p>
      <text:p text:style-name="P6">3. <text:s/>head -n -62 nums | tail -n -14 &gt;&gt; somenums</text:p>
      <text:p text:style-name="P7">4. lines:14 words:14 bytes:42</text:p>
      <text:p text:style-name="P4"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6:45:48.690002500</meta:creation-date>
    <dc:date>2021-02-17T20:45:03.207050577</dc:date>
    <meta:editing-duration>PT24M46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42" meta:word-count="126" meta:character-count="1131" meta:non-whitespace-character-count="985"/>
  </office:meta>
</office:document-meta>
</file>